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fr1" style:family="graphic" style:parent-style-name="OLE">
      <style:graphic-properties style:horizontal-pos="center" style:horizontal-rel="paragraph" draw:ole-draw-aspect="1" draw:visible-area-top="0in" draw:visible-area-width="6.735in" draw:visible-area-height="8.981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to1" text:anchor-type="paragraph" svg:width="6.7346in" svg:height="8.9819in" draw:z-index="0"><draw:object-ole xlink:href="./Object 1" xlink:type="simple" xlink:show="embed" xlink:actuate="onLoad"/><draw:image xlink:href="./ObjectReplacements/Object 1" xlink:type="simple" xlink:show="embed" xlink:actuate="onLoad"/></draw:frame>FSM Cache</text:p>
      <text:p text:style-name="P2"><text:soft-page-break/>This diagram shows the state transitions for the cache. Any cache line for an address starts in the Invalid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name-asian="DejaVu LGC Sans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name-asian="DejaVu LGC Sans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name-asian="DejaVu LGC Sans"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12-16T16:08:37.67</meta:creation-date>
    <dc:date>2010-12-16T16:51:01.20</dc:date>
    <dc:creator>Eric Chang</dc:creator>
    <meta:editing-duration>PT00H42M20S</meta:editing-duration>
    <meta:editing-cycles>6</meta:editing-cycles>
    <meta:generator>OpenOffice.org/3.2$Win32 OpenOffice.org_project/320m18$Build-9502</meta:generator>
    <meta:document-statistic meta:table-count="0" meta:image-count="0" meta:object-count="1" meta:page-count="2" meta:paragraph-count="2" meta:word-count="22" meta:character-count="123"/>
  </office:meta>
</office:document-meta>
</file>